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fed8" officeooo:paragraph-rsid="0011fed8"/>
    </style:style>
    <style:style style:name="P2" style:family="paragraph" style:parent-style-name="Standard" style:list-style-name="L1">
      <style:text-properties officeooo:rsid="001ad4bb" officeooo:paragraph-rsid="001ad4bb"/>
    </style:style>
    <style:style style:name="P3" style:family="paragraph" style:parent-style-name="Standard" style:list-style-name="L1">
      <style:text-properties officeooo:rsid="001b4578" officeooo:paragraph-rsid="001b4578"/>
    </style:style>
    <style:style style:name="P4" style:family="paragraph" style:parent-style-name="Standard" style:list-style-name="L1">
      <style:text-properties officeooo:rsid="001ca3ed" officeooo:paragraph-rsid="001ca3ed"/>
    </style:style>
    <style:style style:name="P5" style:family="paragraph" style:parent-style-name="Standard" style:list-style-name="L1">
      <style:text-properties officeooo:rsid="001e6b78" officeooo:paragraph-rsid="001e6b78"/>
    </style:style>
    <style:style style:name="P6" style:family="paragraph" style:parent-style-name="Standard" style:list-style-name="L1">
      <style:text-properties officeooo:rsid="002267fa" officeooo:paragraph-rsid="002267fa"/>
    </style:style>
    <style:style style:name="T1" style:family="text">
      <style:text-properties officeooo:rsid="0025e6f9"/>
    </style:style>
    <style:style style:name="T2" style:family="text">
      <style:text-properties officeooo:rsid="0031699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 document with a list of phone numbers:</text:p>
      <text:list xml:id="list6066327936259100700" text:style-name="L1">
        <text:list-item>
          <text:p text:style-name="P2"><text:bookmark-start text:name="__DdeLink__17_201157370"/>9498888888</text:p>
        </text:list-item>
        <text:list-item>
          <text:p text:style-name="P3">9497777777</text:p>
        </text:list-item>
        <text:list-item>
          <text:p text:style-name="P4"><text:span text:style-name="T2">(</text:span>949<text:span text:style-name="T2">) </text:span>666 - 6666</text:p>
        </text:list-item>
        <text:list-item>
          <text:p text:style-name="P5">ninefourninefive5fivefive5fivefive</text:p>
        </text:list-item>
        <text:list-item>
          <text:p text:style-name="P6"><text:bookmark-start text:name="__DdeLink__11_2011573701"/>4-1-9-3-4-0-4-6-4-5</text:p>
        </text:list-item>
        <text:list-item>
          <text:p text:style-name="P6">[9][0][4] <text:s/>[4][6][8] <text:s/>[7][0][8][1]</text:p>
        </text:list-item>
        <text:list-item>
          <text:p text:style-name="P6">TwO/6/zERo-FouR/0/NiNe-4/eIgHt/1/One<text:bookmark-end text:name="__DdeLink__17_201157370"/><text:bookmark-end text:name="__DdeLink__11_2011573701"/><text:bookmark-start text:name="__DdeLink__11_201157370"/><text:bookmark-end text:name="__DdeLink__11_201157370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14:32:20.012925938</meta:creation-date>
    <dc:date>2014-09-24T22:12:16.727291783</dc:date>
    <meta:editing-duration>PT6H35M19S</meta:editing-duration>
    <meta:editing-cycles>28</meta:editing-cycles>
    <meta:generator>LibreOffice/4.2.6.3$Linux_X86_64 LibreOffice_project/420m0$Build-3</meta:generator>
    <meta:document-statistic meta:table-count="0" meta:image-count="0" meta:object-count="0" meta:page-count="1" meta:paragraph-count="8" meta:word-count="30" meta:character-count="226" meta:non-whitespace-character-count="209"/>
  </office:meta>
</office:document-meta>
</file>